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0__Metrics</text:p>
          </table:table-cell>
          <table:table-cell office:value-type="float" office:value="0.114925739791" calcext:value-type="float">
            <text:p>0.1149257398</text:p>
          </table:table-cell>
        </table:table-row>
        <table:table-row table:style-name="ro1">
          <table:table-cell office:value-type="string" calcext:value-type="string">
            <text:p>org.apache.hadoop.mapred</text:p>
          </table:table-cell>
          <table:table-cell office:value-type="float" office:value="0.0365704150123" calcext:value-type="float">
            <text:p>0.036570415</text:p>
          </table:table-cell>
        </table:table-row>
        <table:table-row table:style-name="ro1">
          <table:table-cell office:value-type="string" calcext:value-type="string">
            <text:p>37__Tracker_Protocols</text:p>
          </table:table-cell>
          <table:table-cell office:value-type="float" office:value="0.208395368713" calcext:value-type="float">
            <text:p>0.2083953687</text:p>
          </table:table-cell>
        </table:table-row>
        <table:table-row table:style-name="ro1">
          <table:table-cell office:value-type="string" calcext:value-type="string">
            <text:p>30__InterDataNode_Protocol</text:p>
          </table:table-cell>
          <table:table-cell office:value-type="float" office:value="0.0406907242925" calcext:value-type="float">
            <text:p>0.0406907243</text:p>
          </table:table-cell>
        </table:table-row>
        <table:table-row table:style-name="ro1">
          <table:table-cell office:value-type="string" calcext:value-type="string">
            <text:p>43__Multiple_Output_File_Formatting</text:p>
          </table:table-cell>
          <table:table-cell office:value-type="float" office:value="0.480854957569" calcext:value-type="float">
            <text:p>0.4808549576</text:p>
          </table:table-cell>
        </table:table-row>
        <table:table-row table:style-name="ro1">
          <table:table-cell office:value-type="string" calcext:value-type="string">
            <text:p>3b__Input_Format_Data_Structures</text:p>
          </table:table-cell>
          <table:table-cell office:value-type="float" office:value="0.94704895873" calcext:value-type="float">
            <text:p>0.9470489587</text:p>
          </table:table-cell>
        </table:table-row>
        <table:table-row table:style-name="ro1">
          <table:table-cell office:value-type="string" calcext:value-type="string">
            <text:p>21__JobClient</text:p>
          </table:table-cell>
          <table:table-cell office:value-type="float" office:value="0.167301321648" calcext:value-type="float">
            <text:p>0.1673013216</text:p>
          </table:table-cell>
        </table:table-row>
        <table:table-row table:style-name="ro1">
          <table:table-cell office:value-type="string" calcext:value-type="string">
            <text:p>42__Chain_MapReduce</text:p>
          </table:table-cell>
          <table:table-cell office:value-type="float" office:value="0.708995434348" calcext:value-type="float">
            <text:p>0.7089954343</text:p>
          </table:table-cell>
        </table:table-row>
        <table:table-row table:style-name="ro1">
          <table:table-cell office:value-type="string" calcext:value-type="string">
            <text:p>16__Namenode</text:p>
          </table:table-cell>
          <table:table-cell office:value-type="float" office:value="0.056037447271" calcext:value-type="float">
            <text:p>0.0560374473</text:p>
          </table:table-cell>
        </table:table-row>
        <table:table-row table:style-name="ro1">
          <table:table-cell office:value-type="string" calcext:value-type="string">
            <text:p>46__KeyFieldBasedPartitioner</text:p>
          </table:table-cell>
          <table:table-cell office:value-type="float" office:value="0.398971587002" calcext:value-type="float">
            <text:p>0.398971587</text:p>
          </table:table-cell>
        </table:table-row>
        <table:table-row table:style-name="ro1">
          <table:table-cell office:value-type="string" calcext:value-type="string">
            <text:p>16b__Transfer_HDFS_over_HTTP</text:p>
          </table:table-cell>
          <table:table-cell office:value-type="float" office:value="0.0795027653293" calcext:value-type="float">
            <text:p>0.0795027653</text:p>
          </table:table-cell>
        </table:table-row>
        <table:table-row table:style-name="ro1">
          <table:table-cell office:value-type="string" calcext:value-type="string">
            <text:p>org.apache.hadoop.ipc</text:p>
          </table:table-cell>
          <table:table-cell office:value-type="float" office:value="0.0897657983132" calcext:value-type="float">
            <text:p>0.0897657983</text:p>
          </table:table-cell>
        </table:table-row>
        <table:table-row table:style-name="ro1">
          <table:table-cell office:value-type="string" calcext:value-type="string">
            <text:p>41__JvmManager</text:p>
          </table:table-cell>
          <table:table-cell office:value-type="float" office:value="0.268601730654" calcext:value-type="float">
            <text:p>0.2686017307</text:p>
          </table:table-cell>
        </table:table-row>
        <table:table-row table:style-name="ro1">
          <table:table-cell office:value-type="string" calcext:value-type="string">
            <text:p>org.apache.hadoop.record</text:p>
          </table:table-cell>
          <table:table-cell office:value-type="float" office:value="0.094144762419" calcext:value-type="float">
            <text:p>0.0941447624</text:p>
          </table:table-cell>
        </table:table-row>
        <table:table-row table:style-name="ro1">
          <table:table-cell office:value-type="string" calcext:value-type="string">
            <text:p>22__Job_History</text:p>
          </table:table-cell>
          <table:table-cell office:value-type="float" office:value="0.349981030938" calcext:value-type="float">
            <text:p>0.3499810309</text:p>
          </table:table-cell>
        </table:table-row>
        <table:table-row table:style-name="ro1">
          <table:table-cell office:value-type="string" calcext:value-type="string">
            <text:p>org.apache.hadoop.conf</text:p>
          </table:table-cell>
          <table:table-cell office:value-type="float" office:value="0.288572326876" calcext:value-type="float">
            <text:p>0.2885723269</text:p>
          </table:table-cell>
        </table:table-row>
        <table:table-row table:style-name="ro1">
          <table:table-cell office:value-type="string" calcext:value-type="string">
            <text:p>47__Value_Aggregator</text:p>
          </table:table-cell>
          <table:table-cell office:value-type="float" office:value="0.235477840845" calcext:value-type="float">
            <text:p>0.2354778408</text:p>
          </table:table-cell>
        </table:table-row>
        <table:table-row table:style-name="ro1">
          <table:table-cell office:value-type="string" calcext:value-type="string">
            <text:p>4__DFS_Utils</text:p>
          </table:table-cell>
          <table:table-cell office:value-type="float" office:value="0.046541977166" calcext:value-type="float">
            <text:p>0.0465419772</text:p>
          </table:table-cell>
        </table:table-row>
        <table:table-row table:style-name="ro1">
          <table:table-cell office:value-type="string" calcext:value-type="string">
            <text:p>16d__Secondary_Name_Node</text:p>
          </table:table-cell>
          <table:table-cell office:value-type="float" office:value="0.0635870142032" calcext:value-type="float">
            <text:p>0.0635870142</text:p>
          </table:table-cell>
        </table:table-row>
        <table:table-row table:style-name="ro1">
          <table:table-cell office:value-type="string" calcext:value-type="string">
            <text:p>36__Sequence_File_Handling</text:p>
          </table:table-cell>
          <table:table-cell office:value-type="float" office:value="0.336114932303" calcext:value-type="float">
            <text:p>0.3361149323</text:p>
          </table:table-cell>
        </table:table-row>
        <table:table-row table:style-name="ro1">
          <table:table-cell office:value-type="string" calcext:value-type="string">
            <text:p>14__Task_(Data_storage_component)</text:p>
          </table:table-cell>
          <table:table-cell office:value-type="float" office:value="0.076154929474" calcext:value-type="float">
            <text:p>0.0761549295</text:p>
          </table:table-cell>
        </table:table-row>
        <table:table-row table:style-name="ro1">
          <table:table-cell office:value-type="string" calcext:value-type="string">
            <text:p>34a__Mapred_client</text:p>
          </table:table-cell>
          <table:table-cell office:value-type="float" office:value="0.0416442658026" calcext:value-type="float">
            <text:p>0.0416442658</text:p>
          </table:table-cell>
        </table:table-row>
        <table:table-row table:style-name="ro1">
          <table:table-cell office:value-type="string" calcext:value-type="string">
            <text:p>11__Balancer</text:p>
          </table:table-cell>
          <table:table-cell office:value-type="float" office:value="0.00630093398888" calcext:value-type="float">
            <text:p>0.006300934</text:p>
          </table:table-cell>
        </table:table-row>
        <table:table-row table:style-name="ro1">
          <table:table-cell office:value-type="string" calcext:value-type="string">
            <text:p>1__Other_utilities</text:p>
          </table:table-cell>
          <table:table-cell office:value-type="float" office:value="0.020945707828" calcext:value-type="float">
            <text:p>0.0209457078</text:p>
          </table:table-cell>
        </table:table-row>
        <table:table-row table:style-name="ro1">
          <table:table-cell office:value-type="string" calcext:value-type="string">
            <text:p>4a__HDFS_Upgrade_Management</text:p>
          </table:table-cell>
          <table:table-cell office:value-type="float" office:value="0.324927961482" calcext:value-type="float">
            <text:p>0.3249279615</text:p>
          </table:table-cell>
        </table:table-row>
        <table:table-row table:style-name="ro1">
          <table:table-cell office:value-type="string" calcext:value-type="string">
            <text:p>19__Distributed_File_System</text:p>
          </table:table-cell>
          <table:table-cell office:value-type="float" office:value="0.292608265857" calcext:value-type="float">
            <text:p>0.2926082659</text:p>
          </table:table-cell>
        </table:table-row>
        <table:table-row table:style-name="ro1">
          <table:table-cell office:value-type="string" calcext:value-type="string">
            <text:p>7__Filters</text:p>
          </table:table-cell>
          <table:table-cell office:value-type="float" office:value="0.126204087853" calcext:value-type="float">
            <text:p>0.1262040879</text:p>
          </table:table-cell>
        </table:table-row>
        <table:table-row table:style-name="ro1">
          <table:table-cell office:value-type="string" calcext:value-type="string">
            <text:p>23__Progress</text:p>
          </table:table-cell>
          <table:table-cell office:value-type="float" office:value="0.2111010499" calcext:value-type="float">
            <text:p>0.2111010499</text:p>
          </table:table-cell>
        </table:table-row>
        <table:table-row table:style-name="ro1">
          <table:table-cell office:value-type="string" calcext:value-type="string">
            <text:p>35__Job_Tracking</text:p>
          </table:table-cell>
          <table:table-cell office:value-type="float" office:value="0.132796196349" calcext:value-type="float">
            <text:p>0.1327961963</text:p>
          </table:table-cell>
        </table:table-row>
        <table:table-row table:style-name="ro1">
          <table:table-cell office:value-type="string" calcext:value-type="string">
            <text:p>20__DataNode</text:p>
          </table:table-cell>
          <table:table-cell office:value-type="float" office:value="0.119180815445" calcext:value-type="float">
            <text:p>0.1191808154</text:p>
          </table:table-cell>
        </table:table-row>
        <table:table-row table:style-name="ro1">
          <table:table-cell office:value-type="string" calcext:value-type="string">
            <text:p>27__DFS_Tools</text:p>
          </table:table-cell>
          <table:table-cell office:value-type="float" office:value="0.0985665581413" calcext:value-type="float">
            <text:p>0.0985665581</text:p>
          </table:table-cell>
        </table:table-row>
        <table:table-row table:style-name="ro1">
          <table:table-cell office:value-type="string" calcext:value-type="string">
            <text:p>33__Orphaned_Protocol_Utilities</text:p>
          </table:table-cell>
          <table:table-cell office:value-type="float" office:value="0.0568690225452" calcext:value-type="float">
            <text:p>0.0568690225</text:p>
          </table:table-cell>
        </table:table-row>
        <table:table-row table:style-name="ro1">
          <table:table-cell office:value-type="string" calcext:value-type="string">
            <text:p>9__Network_Utilities</text:p>
          </table:table-cell>
          <table:table-cell office:value-type="float" office:value="0.208000385055" calcext:value-type="float">
            <text:p>0.2080003851</text:p>
          </table:table-cell>
        </table:table-row>
        <table:table-row table:style-name="ro1">
          <table:table-cell office:value-type="string" calcext:value-type="string">
            <text:p>49__C++_Pipes_Job</text:p>
          </table:table-cell>
          <table:table-cell office:value-type="float" office:value="0.146068131484" calcext:value-type="float">
            <text:p>0.1460681315</text:p>
          </table:table-cell>
        </table:table-row>
        <table:table-row table:style-name="ro1">
          <table:table-cell office:value-type="string" calcext:value-type="string">
            <text:p>34__Mapred_utilities</text:p>
          </table:table-cell>
          <table:table-cell office:value-type="float" office:value="0.115677640906" calcext:value-type="float">
            <text:p>0.1156776409</text:p>
          </table:table-cell>
        </table:table-row>
        <table:table-row table:style-name="ro1">
          <table:table-cell office:value-type="string" calcext:value-type="string">
            <text:p>org.apache.hadoop.io</text:p>
          </table:table-cell>
          <table:table-cell office:value-type="float" office:value="0.0635956939827" calcext:value-type="float">
            <text:p>0.063595694</text:p>
          </table:table-cell>
        </table:table-row>
        <table:table-row table:style-name="ro1">
          <table:table-cell office:value-type="string" calcext:value-type="string">
            <text:p>45__TotalOrderPartitioner</text:p>
          </table:table-cell>
          <table:table-cell office:value-type="float" office:value="0.04765640252" calcext:value-type="float">
            <text:p>0.0476564025</text:p>
          </table:table-cell>
        </table:table-row>
        <table:table-row table:style-name="ro1">
          <table:table-cell office:value-type="string" calcext:value-type="string">
            <text:p>2__Join_utilities</text:p>
          </table:table-cell>
          <table:table-cell office:value-type="float" office:value="0.0965808476706" calcext:value-type="float">
            <text:p>0.0965808477</text:p>
          </table:table-cell>
        </table:table-row>
        <table:table-row table:style-name="ro1">
          <table:table-cell office:value-type="string" calcext:value-type="string">
            <text:p>org.apache.hadoop.lo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_Protocol_Utilities</text:p>
          </table:table-cell>
          <table:table-cell office:value-type="float" office:value="0.120522895297" calcext:value-type="float">
            <text:p>0.1205228953</text:p>
          </table:table-cell>
        </table:table-row>
        <table:table-row table:style-name="ro1">
          <table:table-cell office:value-type="string" calcext:value-type="string">
            <text:p>39__JobQueueCli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hdfs</text:p>
          </table:table-cell>
          <table:table-cell office:value-type="float" office:value="0.00042893387153" calcext:value-type="float">
            <text:p>0.0004289339</text:p>
          </table:table-cell>
        </table:table-row>
        <table:table-row table:style-name="ro1">
          <table:table-cell office:value-type="string" calcext:value-type="string">
            <text:p>29__Namenode_Protocol</text:p>
          </table:table-cell>
          <table:table-cell office:value-type="float" office:value="0.00498058683164" calcext:value-type="float">
            <text:p>0.0049805868</text:p>
          </table:table-cell>
        </table:table-row>
        <table:table-row table:style-name="ro1">
          <table:table-cell office:value-type="string" calcext:value-type="string">
            <text:p>5__FSDataSet</text:p>
          </table:table-cell>
          <table:table-cell office:value-type="float" office:value="0.236975338571" calcext:value-type="float">
            <text:p>0.2369753386</text:p>
          </table:table-cell>
        </table:table-row>
        <table:table-row table:style-name="ro1">
          <table:table-cell office:value-type="string" calcext:value-type="string">
            <text:p>16e__Core_Name_Node_Structures</text:p>
          </table:table-cell>
          <table:table-cell office:value-type="float" office:value="0.331569209087" calcext:value-type="float">
            <text:p>0.3315692091</text:p>
          </table:table-cell>
        </table:table-row>
        <table:table-row table:style-name="ro1">
          <table:table-cell office:value-type="string" calcext:value-type="string">
            <text:p>3__Domain_data_structures</text:p>
          </table:table-cell>
          <table:table-cell office:value-type="float" office:value="0.0681013303516" calcext:value-type="float">
            <text:p>0.0681013304</text:p>
          </table:table-cell>
        </table:table-row>
        <table:table-row table:style-name="ro1">
          <table:table-cell office:value-type="string" calcext:value-type="string">
            <text:p>31__Client_Protocol</text:p>
          </table:table-cell>
          <table:table-cell office:value-type="float" office:value="0.0428512565422" calcext:value-type="float">
            <text:p>0.0428512565</text:p>
          </table:table-cell>
        </table:table-row>
        <table:table-row table:style-name="ro1">
          <table:table-cell office:value-type="string" calcext:value-type="string">
            <text:p>40__JobShe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__Task_Tracking_and_Running</text:p>
          </table:table-cell>
          <table:table-cell office:value-type="float" office:value="0.168103463947" calcext:value-type="float">
            <text:p>0.1681034639</text:p>
          </table:table-cell>
        </table:table-row>
        <table:table-row table:style-name="ro1">
          <table:table-cell office:value-type="string" calcext:value-type="string">
            <text:p>28__HTTP_Protocol_Access</text:p>
          </table:table-cell>
          <table:table-cell office:value-type="float" office:value="0.148677481878" calcext:value-type="float">
            <text:p>0.1486774819</text:p>
          </table:table-cell>
        </table:table-row>
        <table:table-row table:style-name="ro1">
          <table:table-cell office:value-type="string" calcext:value-type="string">
            <text:p>16c__Client-facing_Exceptions</text:p>
          </table:table-cell>
          <table:table-cell office:value-type="float" office:value="0.179397290902" calcext:value-type="float">
            <text:p>0.1793972909</text:p>
          </table:table-cell>
        </table:table-row>
        <table:table-row table:style-name="ro1">
          <table:table-cell office:value-type="string" calcext:value-type="string">
            <text:p>org.apache.hadoop.ht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__DelegatingMapper</text:p>
          </table:table-cell>
          <table:table-cell office:value-type="float" office:value="0.281730489807" calcext:value-type="float">
            <text:p>0.2817304898</text:p>
          </table:table-cell>
        </table:table-row>
        <table:table-row table:style-name="ro1">
          <table:table-cell office:value-type="string" calcext:value-type="string">
            <text:p>3a__Security_Data_Structures</text:p>
          </table:table-cell>
          <table:table-cell office:value-type="float" office:value="0.558528730232" calcext:value-type="float">
            <text:p>0.5585287302</text:p>
          </table:table-cell>
        </table:table-row>
        <table:table-row table:style-name="ro1">
          <table:table-cell office:value-type="string" calcext:value-type="string">
            <text:p>16a__NameNode_HDFS_Protocol_Core</text:p>
          </table:table-cell>
          <table:table-cell office:value-type="float" office:value="0.128027375909" calcext:value-type="float">
            <text:p>0.1280273759</text:p>
          </table:table-cell>
        </table:table-row>
        <table:table-row table:style-name="ro1">
          <table:table-cell office:value-type="string" calcext:value-type="string">
            <text:p>29a__Datanode_Protocol</text:p>
          </table:table-cell>
          <table:table-cell office:value-type="float" office:value="0.10727398299" calcext:value-type="float">
            <text:p>0.107273983</text:p>
          </table:table-cell>
        </table:table-row>
        <table:table-row table:style-name="ro1">
          <table:table-cell office:value-type="string" calcext:value-type="string">
            <text:p>13__Connectors</text:p>
          </table:table-cell>
          <table:table-cell office:value-type="float" office:value="0.239985549933" calcext:value-type="float">
            <text:p>0.2399855499</text:p>
          </table:table-cell>
        </table:table-row>
        <table:table-row table:style-name="ro1">
          <table:table-cell office:value-type="string" calcext:value-type="string">
            <text:p>24__FS_Logging</text:p>
          </table:table-cell>
          <table:table-cell office:value-type="float" office:value="0.200496791689" calcext:value-type="float">
            <text:p>0.2004967917</text:p>
          </table:table-cell>
        </table:table-row>
        <table:table-row table:style-name="ro1">
          <table:table-cell office:value-type="string" calcext:value-type="string">
            <text:p>org.apache.hadoop.filecach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fs</text:p>
          </table:table-cell>
          <table:table-cell office:value-type="float" office:value="0.047997327897" calcext:value-type="float">
            <text:p>0.0479973279</text:p>
          </table:table-cell>
        </table:table-row>
        <table:table-row table:style-name="ro1">
          <table:table-cell office:value-type="string" calcext:value-type="string">
            <text:p>org.apache.hadoop.net</text:p>
          </table:table-cell>
          <table:table-cell office:value-type="float" office:value="0.0774478043053" calcext:value-type="float">
            <text:p>0.0774478043</text:p>
          </table:table-cell>
        </table:table-row>
        <table:table-row table:style-name="ro1">
          <table:table-cell office:value-type="string" calcext:value-type="string">
            <text:p>48__DB_I/O</text:p>
          </table:table-cell>
          <table:table-cell office:value-type="float" office:value="0.290866989391" calcext:value-type="float">
            <text:p>0.2908669894</text:p>
          </table:table-cell>
        </table:table-row>
        <table:table-row table:style-name="ro1">
          <table:table-cell office:value-type="string" calcext:value-type="string">
            <text:p>50__C++_Pipes_Protocol</text:p>
          </table:table-cell>
          <table:table-cell office:value-type="float" office:value="0.071669920396" calcext:value-type="float">
            <text:p>0.0716699204</text:p>
          </table:table-cell>
        </table:table-row>
        <table:table-row table:style-name="ro1">
          <table:table-cell office:value-type="string" calcext:value-type="string">
            <text:p>32__Client_Datanode_Protoco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.apache.hadoop.securit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table:formula="of:=AVERAGE([.B1:.B65])" office:value-type="float" office:value="0.161578365839016" calcext:value-type="float">
            <text:p>0.16157836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0T22:24:00.484382174</dc:date>
    <dc:creator>Joshua Garcia</dc:creator>
    <meta:document-statistic meta:table-count="1" meta:cell-count="131" meta:object-count="0"/>
    <meta:generator>LibreOffice/4.1.2.3$Linux_X86_64 LibreOffice_project/410m0$Build-3</meta:generator>
  </office:meta>
</office:document-meta>
</file>